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260000407400002E7CD9923D3DBD636BA9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officeooo:paragraph-rsid="0009ab1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a92fd" officeooo:paragraph-rsid="000a92f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9ab1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6" style:family="text">
      <style:text-properties officeooo:rsid="0009ab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SrpDCS.</text:span></text:p>
      <text:p text:style-name="P5"/>
      <text:p text:style-name="P2"><text:span text:style-name="T3">О</text:span><text:span text:style-name="T6">писание</text:span><text:span text:style-name="T1"> распределенн</text:span><text:span text:style-name="T6">ого</text:span><text:span text:style-name="T1"> графическ</text:span><text:span text:style-name="T6">ого</text:span><text:span text:style-name="T1"> интерфейс</text:span><text:span text:style-name="T6">а</text:span><text:span text:style-name="T1"> для стенда NG для работы с СРП.</text:span></text:p>
      <text:p text:style-name="P6"/>
      <text:p text:style-name="P5"><draw:frame draw:style-name="fr1" draw:name="Изображение1" text:anchor-type="paragraph" svg:width="15.399cm" svg:height="11.139cm" draw:z-index="0"><draw:image xlink:href="Pictures/200001260000407400002E7CD9923D3DBD636BA9.svm" xlink:type="simple" xlink:show="embed" xlink:actuate="onLoad"/></draw:frame></text:p>
      <text:p text:style-name="P5"/>
      <text:p text:style-name="P5"/>
      <text:p text:style-name="P5"/>
      <text:p text:style-name="P7"/>
      <text:p text:style-name="P1"><text:span text:style-name="T4">СРП</text:span> — это отдельно работающий компьютер, который может регистрировать данные поступающие по линиям МКИО, ДПК, РК и пакеты <text:span text:style-name="T1">Ethernet. </text:span>Модули <text:span text:style-name="T2">SrpDCS</text:span><text:span text:style-name="T1"> </text:span>будут запускаться на отдельных машинах-клиентах которые смогут получать данные от СРП и передавать команды управления. БД для расшифровки данных по линиям будет функционировать на другом компьютере.</text:p>
      <text:p text:style-name="P1"/>
      <text:p text:style-name="P1">Характеристики:</text:p>
      <text:list xml:id="list5135538924388587136" text:style-name="L1">
        <text:list-item>
          <text:p text:style-name="P8">регистрация 8 каналов МКИО;</text:p>
        </text:list-item>
        <text:list-item>
          <text:p text:style-name="P8">регистрация 16 каналов ДПК;</text:p>
        </text:list-item>
        <text:list-item>
          <text:p text:style-name="P8">прием 48 РК(запуск записи, механизм синхронизации основанной на триггерах);</text:p>
        </text:list-item>
        <text:list-item>
          <text:p text:style-name="P8">сохранение вариантов(возможно в БД);</text:p>
        </text:list-item>
        <text:list-item>
          <text:p text:style-name="P8">хранение записей на сервере в БД;</text:p>
        </text:list-item>
      </text:list>
      <text:p text:style-name="P1"/>
      <text:p text:style-name="P1">Этап разработки:</text:p>
      <text:p text:style-name="P1"/>
      <text:list xml:id="list369657128233389408" text:style-name="L2">
        <text:list-item>
          <text:p text:style-name="P9">Графический интерфейс создаем по подобию уже ранее разработанного.</text:p>
        </text:list-item>
        <text:list-item>
          <text:p text:style-name="P9">Реализация функций записи в файл.</text:p>
        </text:list-item>
        <text:list-item>
          <text:p text:style-name="P9">Нужно предусмотреть возможность экспорта данных в <text:span text:style-name="T1">Matlab </text:span>или <text:span text:style-name="T1">Excel.</text:span></text:p>
        </text:list-item>
        <text:list-item>
          <text:p text:style-name="P9">Добавление возможности построения графиков. Можно использовать <text:s/><text:span text:style-name="T5">QсustomPlot.</text:span></text:p>
        </text:list-item>
      </text:list>
      <text:p text:style-name="P1"><text:s/></text:p>
      <text:p text:style-name="P10"><text:soft-page-break/>Структура программного обеспечения: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5S</meta:editing-duration>
    <meta:editing-cycles>7</meta:editing-cycles>
    <meta:generator>LibreOffice/5.1.4.2$Windows_x86 LibreOffice_project/f99d75f39f1c57ebdd7ffc5f42867c12031db97a</meta:generator>
    <dc:date>2016-12-02T18:40:10.906000000</dc:date>
    <meta:document-statistic meta:table-count="0" meta:image-count="1" meta:object-count="0" meta:page-count="2" meta:paragraph-count="16" meta:word-count="131" meta:character-count="967" meta:non-whitespace-character-count="857"/>
    <meta:user-defined meta:name="Info 1"/>
    <meta:user-defined meta:name="Info 2"/>
    <meta:user-defined meta:name="Info 3"/>
    <meta:user-defined meta:name="Info 4"/>
  </office:meta>
</office:document-meta>
</file>